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Header">
      <style:text-properties fo:font-size="24pt" officeooo:rsid="00064985" officeooo:paragraph-rsid="00064985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64985" officeooo:paragraph-rsid="00064985" style:font-size-asian="20pt" style:font-size-complex="20pt"/>
    </style:style>
    <style:style style:name="P3" style:family="paragraph" style:parent-style-name="Standard">
      <style:paragraph-properties fo:text-align="center" style:justify-single-word="false" fo:break-before="page"/>
      <style:text-properties fo:font-size="20pt" officeooo:rsid="00064985" officeooo:paragraph-rsid="0006498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64985" officeooo:paragraph-rsid="00075f7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64985" officeooo:paragraph-rsid="00075f7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64985" officeooo:paragraph-rsid="00064985" style:font-size-asian="20pt" style:font-size-complex="20pt"/>
    </style:style>
    <style:style style:name="P7" style:family="paragraph" style:parent-style-name="Footer">
      <style:paragraph-properties fo:text-align="center" style:justify-single-word="false"/>
      <style:text-properties fo:font-size="20pt" officeooo:rsid="00064985" officeooo:paragraph-rsid="00064985" style:font-size-asian="20pt" style:font-size-complex="20pt"/>
    </style:style>
    <style:style style:name="P8" style:family="paragraph" style:parent-style-name="Footer">
      <style:paragraph-properties fo:text-align="center" style:justify-single-word="false"/>
      <style:text-properties fo:font-size="20pt" officeooo:rsid="0009ff97" officeooo:paragraph-rsid="0009ff97" style:font-size-asian="20pt" style:font-size-complex="20pt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455a64" loext:opacity="100%" style:font-name="Poppins" fo:font-size="24pt" fo:letter-spacing="normal" fo:font-style="normal" fo:font-weight="normal" officeooo:rsid="00064985" officeooo:paragraph-rsid="00064985" style:font-size-asian="21pt" style:font-size-complex="24pt"/>
    </style:style>
    <style:style style:name="T1" style:family="text">
      <style:text-properties officeooo:rsid="00075f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2972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estructura de un navegador, puede estar compuesta de muchas partes. Por ejemplo Google Chrome está compuesto por:</text:p>
      <text:p text:style-name="P2"/>
      <text:p text:style-name="P2"/>
      <text:p text:style-name="P4"><text:span text:style-name="T2">1-Motor de renderizado:</text:span> </text:p>
      <text:p text:style-name="P4">Google Chrome utiliza el motor de renderizado Blink, que interpreta y renderiza el código HTML, CSS y JavaScript para <text:span text:style-name="T1">poder </text:span>mostrar las páginas web correctamente.</text:p>
      <text:p text:style-name="P2"/>
      <text:p text:style-name="P5"><text:span text:style-name="T1">2-</text:span>Gestor de pestañas: </text:p>
      <text:p text:style-name="P4"><text:span text:style-name="T1">El gestor de pestañas </text:span>permite al usuario abrir múltiples pestañas en una sola ventana del navegador y administrarlas de manera <text:span text:style-name="T1">rápida y </text:span>eficiente.</text:p>
      <text:p text:style-name="P6"/>
      <text:p text:style-name="P3"/>
      <text:p text:style-name="P5"><text:span text:style-name="T1">3-</text:span>Gestor de descargas: </text:p>
      <text:p text:style-name="P4">Google Chrome cuenta con un gestor de descargas integrado que permite <text:span text:style-name="T1">que e</text:span>l usuario <text:span text:style-name="T1">pueda descargar </text:span>archivos.</text:p>
      <text:p text:style-name="P2"/>
      <text:p text:style-name="P5"><text:span text:style-name="T1">4-</text:span>Motor JavaScript:</text:p>
      <text:p text:style-name="P4"><text:span text:style-name="T1">Google</text:span> Chrome utiliza el motor JavaScript V8, que es <text:span text:style-name="T1">el</text:span> responsable de interpretar y ejecutar el código JavaScript de manera eficiente.</text:p>
      <text:p text:style-name="P2"/>
      <text:p text:style-name="P5"><text:span text:style-name="T1">5-</text:span>Motor de búsqueda: </text:p>
      <text:p text:style-name="P4"><text:span text:style-name="T1">Google Chrome viene </text:span>integrado con un motor de búsqueda por defecto.</text:p>
      <text:p text:style-name="P4">Google, que permite realizar búsquedas rápidas y acceder a los resultados directamente desde la barra de direcciones.</text:p>
      <text:p text:style-name="P2"/>
      <text:p text:style-name="P5"><text:span text:style-name="T1">6-</text:span>Gestor de extensiones:</text:p>
      <text:p text:style-name="P4"><text:s/>Google Chrome permite la instalación de extensiones, que son complementos que añaden <text:span text:style-name="T3">funciones</text:span> al navegador. Estas extensiones <text:span text:style-name="T3">personalizan </text:span>la experiencia de navegación del usuario <text:span text:style-name="T3">desde cambiar de color el navegador hasta añadir programas externos que sirven de ayuda adicional para el usuar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fo:font-variant="normal" fo:text-transform="none" fo:color="#455a64" loext:opacity="100%" style:font-name="Poppins" fo:font-size="24pt" fo:letter-spacing="normal" fo:font-style="normal" fo:font-weight="normal" officeooo:rsid="00064985" officeooo:paragraph-rsid="00064985" style:font-size-asian="21pt" style:font-size-complex="24pt"/>
    </style:style>
    <style:style style:name="MP2" style:family="paragraph" style:parent-style-name="Header">
      <style:text-properties fo:font-size="24pt" officeooo:rsid="00064985" officeooo:paragraph-rsid="00064985" style:font-size-asian="21pt" style:font-size-complex="24pt"/>
    </style:style>
    <style:style style:name="MP3" style:family="paragraph" style:parent-style-name="Footer">
      <style:paragraph-properties fo:text-align="center" style:justify-single-word="false"/>
      <style:text-properties fo:font-size="20pt" officeooo:rsid="00064985" officeooo:paragraph-rsid="00064985" style:font-size-asian="20pt" style:font-size-complex="20pt"/>
    </style:style>
    <style:style style:name="MP4" style:family="paragraph" style:parent-style-name="Footer">
      <style:paragraph-properties fo:text-align="center" style:justify-single-word="false"/>
      <style:text-properties fo:font-size="20pt" officeooo:rsid="0009ff97" officeooo:paragraph-rsid="0009ff97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T1E1-Estructura de un navegador</text:h>
        <text:p text:style-name="MP2"/>
      </style:header>
      <style:footer>
        <text:p text:style-name="MP3">Por Pedro González Jiménez </text:p>
        <text:p text:style-name="MP4">2ºDA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1T20:20:25.929000000</meta:creation-date>
    <dc:date>2023-10-01T20:47:30.604000000</dc:date>
    <meta:editing-duration>PT1M22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7" meta:word-count="200" meta:character-count="1345" meta:non-whitespace-character-count="1156"/>
  </office:meta>
</office:document-meta>
</file>